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officeooo:rsid="001f050b"/>
    </style:style>
    <style:style style:name="T2" style:family="text">
      <style:text-properties officeooo:rsid="0042d060"/>
    </style:style>
    <style:style style:name="T3" style:family="text">
      <style:text-properties officeooo:rsid="00476253"/>
    </style:style>
    <style:style style:name="T4" style:family="text">
      <style:text-properties officeooo:rsid="004c73b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2.4.3.4 Exercises</text:p>
      <text:p text:style-name="Standard"><text:span text:style-name="T1">1. </text:span>Use man to look at the man page for one of your preferred commands.</text:p>
      <text:p text:style-name="Standard">2. Use man to look for a keyword related to file compression.</text:p>
      <text:p text:style-name="Standard">3. Use which to locate the pwd command on your Kali virtual machine.</text:p>
      <text:p text:style-name="Standard">4. Use locate to locate wce32.exe on your Kali virtual machine.</text:p>
      <text:p text:style-name="Standard">5. Use find to identify any file (not directory) modified in the last day, NOT owned by the root</text:p>
      <text:p text:style-name="Standard">user and execute ls -l on them. Chaining/piping commands is NOT allowed!</text:p>
      <text:p text:style-name="Standard"/>
      <text:p text:style-name="Standard">3.1.3.2 Exercises</text:p>
      <text:p text:style-name="Standard">1. Inspect your bash history and use history expansion to re-run a command from it.</text:p>
      <text:p text:style-name="Standard">2. Execute different commands of your choice and experiment browsing the history through</text:p>
      <text:p text:style-name="Standard">the shortcuts as well as the reverse-i-search facility.</text:p>
      <text:p text:style-name="Standard"/>
      <text:p text:style-name="Standard">3.2.5.1 Exercises</text:p>
      <text:p text:style-name="Standard">Use the cat command in conjunction with sort to reorder the content of the /etc/passwd</text:p>
      <text:p text:style-name="Standard">file on your Kali Linux system.</text:p>
      <text:p text:style-name="Standard">2. Redirect the output of the previous exercise to a file of your choice in your home directory.</text:p>
      <text:p text:style-name="Standard"/>
      <text:p text:style-name="Standard">3.3.5.1 Exercises</text:p>
      <text:p text:style-name="Standard">1. Using /etc/passwd, extract the user and home directory fields for all users on your Kali</text:p>
      <text:p text:style-name="Standard">machine for which the shell is set to /bin/false. Make sure you use a Bash one-liner to print</text:p>
      <text:p text:style-name="Standard">the output to the screen. The output should look similar to Listing 53 below:</text:p>
      <text:p text:style-name="Standard"/>
      <text:p text:style-name="Standard">kali@kali:~$ YOUR COMMAND HERE...</text:p>
      <text:p text:style-name="Standard">The user mysql home directory is /nonexistent</text:p>
      <text:p text:style-name="Standard">The user Debian-snmp home directory is /var/lib/snmp</text:p>
      <text:p text:style-name="Standard">The user speech-dispatcher home directory is /var/run/speech-dispatcher</text:p>
      <text:p text:style-name="Standard">The user Debian-gdm home directory is /var/lib/gdm3</text:p>
      <text:p text:style-name="Standard"/>
      <text:p text:style-name="Standard">Listing 53 - Home directories for users with /bin/false shells</text:p>
      <text:p text:style-name="Standard"/>
      <text:p text:style-name="Standard">2. Copy the /etc/passwd file to your home directory (/home/kali).</text:p>
      <text:p text:style-name="Standard">3. Use cat in a one-liner to print the output of the /kali/passwd and replace all instances of the</text:p>
      <text:p text:style-name="Standard">“Gnome Display Manager” string with “GDM”.</text:p>
      <text:p text:style-name="Standard"/>
      <text:p text:style-name="Standard">3.5.3.1 Exercises</text:p>
      <text:p text:style-name="Standard">Download the archive from the following URL https://offensive-security.com/pwk-</text:p>
      <text:p text:style-name="Standard">files/scans.tar.gz</text:p>
      <text:p text:style-name="Standard">2. This archive contains the results of scanning the same target machine at different times.</text:p>
      <text:p text:style-name="Standard">Extract the archive and see if you can spot the differences by diffing the scans.</text:p>
      <text:p text:style-name="Standard"/>
      <text:p text:style-name="Standard">3.6.3.1 Exercises</text:p>
      <text:p text:style-name="Standard">1. Find files that have changed on your Kali virtual machine within the past 7 days by running a</text:p>
      <text:p text:style-name="Standard">specific command in the background.</text:p>
      <text:p text:style-name="Standard">2. Re-run the previous command and suspend it; once suspended, background it.</text:p>
      <text:p text:style-name="Standard">3. Bring the previous background job into the foreground.</text:p>
      <text:p text:style-name="Standard">4. Start the Firefox browser on your Kali system. Use ps and grep to identify Firefox’s PID.</text:p>
      <text:p text:style-name="Standard">5. Terminate Firefox from the command line using its PID.</text:p>
      <text:p text:style-name="Standard"/>
      <text:p text:style-name="Standard"><text:soft-page-break/>3.7.2.1 Exercises</text:p>
      <text:p text:style-name="Standard">1. Start your apache2 web service and access it locally while monitoring its access.log file in</text:p>
      <text:p text:style-name="Standard">real-time.</text:p>
      <text:p text:style-name="Standard">2. Use a combination of watch and ps to monitor the most CPU-intensive processes on your</text:p>
      <text:p text:style-name="Standard">Kali machine in a terminal window; launch different applications to see how the list changes</text:p>
      <text:p text:style-name="Standard">in real time.</text:p>
      <text:p text:style-name="Standard"/>
      <text:p text:style-name="Standard">3.9.3.1 Exercises</text:p>
      <text:p text:style-name="Standard">1. Create an alias named “..” to change to the parent directory and make it persistent across</text:p>
      <text:p text:style-name="Standard">terminal sessions.</text:p>
      <text:p text:style-name="Standard">2. Permanently configure the history command to store 10000 entries and include the full date</text:p>
      <text:p text:style-name="Standard">in its output.</text:p>
      <text:p text:style-name="Standard"/>
      <text:p text:style-name="Standard">4.2.4.1 Exercises</text:p>
      <text:p text:style-name="Standard">1. Use socat to transfer powercat.ps1 from your Kali machine to your Windows system. Keep</text:p>
      <text:p text:style-name="Standard">the file on your system for use in the next section.</text:p>
      <text:p text:style-name="Standard">2. Use socat to create an encrypted reverse shell from your Windows system to your Kali</text:p>
      <text:p text:style-name="Standard">machine.</text:p>
      <text:p text:style-name="Standard">3. Create an encrypted bind shell on your Windows system. Try to connect to it from Kali</text:p>
      <text:p text:style-name="Standard">without encryption. Does it still work?</text:p>
      <text:p text:style-name="Standard">4. Make an unencrypted socat bind shell on your Windows system. Connect to the shell using</text:p>
      <text:p text:style-name="Standard">Netcat. Does it work?</text:p>
      <text:p text:style-name="Standard">Note: If cmd.exe is not executing, research what other parameters you may need to pass to the</text:p>
      <text:p text:style-name="Standard">EXEC option based on the error you receive.</text:p>
      <text:p text:style-name="Standard"/>
      <text:p text:style-name="Standard">4.3.8.1 Exercises</text:p>
      <text:p text:style-name="Standard">Use PowerShell and powercat to create a reverse shell from your Windows system to your</text:p>
      <text:p text:style-name="Standard">Kali machine.</text:p>
      <text:p text:style-name="Standard">2. Use PowerShell and powercat to create a bind shell on your Windows system and connect</text:p>
      <text:p text:style-name="Standard">to it from your Kali machine. Can you also use powercat to connect to it locally?</text:p>
      <text:p text:style-name="Standard">3. Use powercat to generate an encoded payload and then have it executed through</text:p>
      <text:p text:style-name="Standard">powershell . Have a reverse shell sent to your Kali machine, also create an encoded bind</text:p>
      <text:p text:style-name="Standard">shell on your Windows system and use your Kali machine to connect to it.</text:p>
      <text:p text:style-name="Standard"/>
      <text:p text:style-name="Standard">4.4.5.1 Exercises</text:p>
      <text:p text:style-name="Standard">Use Wireshark to capture network activity while attempting to connect to 10.11.1.217 on</text:p>
      <text:p text:style-name="Standard">port 110 using Netcat, and then attempt to log into it.</text:p>
      <text:p text:style-name="Standard">2. Read and understand the output. Where is the three-way handshake happening? Where is</text:p>
      <text:p text:style-name="Standard">the connection closed?</text:p>
      <text:p text:style-name="Standard">3. Follow the TCP stream to read the login attempt.</text:p>
      <text:p text:style-name="Standard">4. Use the display filter to only monitor traffic on port 110.</text:p>
      <text:p text:style-name="Standard">5. Run a new session, this time using the capture filter to only collect traffic on port 110.</text:p>
      <text:p text:style-name="Standard"/>
      <text:p text:style-name="Standard">4.5.3.1 Exercises</text:p>
      <text:p text:style-name="Standard">Use tcpdump to recreate the Wireshark exercise of capturing traffic on port 110.</text:p>
      <text:p text:style-name="Standard">2. Use the -X flag to view the content of the packet. If data is truncated, investigate how the -s</text:p>
      <text:p text:style-name="Standard">flag might help.</text:p>
      <text:p text:style-name="Standard">3. Find all ‘SYN’, ‘ACK’, and ‘RST’ packets in the password_cracking_filtered.pcap file.</text:p>
      <text:p text:style-name="Standard">4. An alternative syntax is available in tcpdump where you can use a more user-friendly filter to</text:p>
      <text:p text:style-name="Standard"><text:soft-page-break/>display only ACK and PSH packets. Explore this syntax in the tcpdump manual by searching</text:p>
      <text:p text:style-name="Standard">for “tcpflags”. Come up with an equivalent display filter using this syntax to filter ACK and</text:p>
      <text:p text:style-name="Standard">PSH packets.</text:p>
      <text:p text:style-name="Standard"/>
      <text:p text:style-name="Standard">5.7.3.1 Exercises</text:p>
      <text:p text:style-name="Standard">Research Bash loops and write a short script to perform a ping sweep of your target IP range</text:p>
      <text:p text:style-name="Standard">of 10.11.1.0/24.</text:p>
      <text:p text:style-name="Standard">2. Try to do the above exercise with a higher-level scripting language such as Python, Perl, or</text:p>
      <text:p text:style-name="Standard">Ruby.</text:p>
      <text:p text:style-name="Standard">3. Use the practical examples in this module to help you create a Bash script that extracts</text:p>
      <text:p text:style-name="Standard">JavaScript files from the access_log.txt file (http://www.offensive-security.com/pwk-</text:p>
      <text:p text:style-name="Standard">files/access_log.txt.gz). Make sure the file names DO NOT include the path, are unique, and</text:p>
      <text:p text:style-name="Standard">are sorted.</text:p>
      <text:p text:style-name="Standard">4. Re-write the previous exercise in another language such as Python, Perl, or Ruby.</text:p>
      <text:p text:style-name="Standard"/>
      <text:p text:style-name="Standard">6.4.1.1 Exercises</text:p>
      <text:p text:style-name="Standard">Who is the VP of Legal for MegaCorp One and what is their email address?</text:p>
      <text:p text:style-name="Standard">2. Use Google dorks (either your own or any from the GHDB) to search</text:p>
      <text:p text:style-name="Standard">www.megacorpone.com for interesting documents.</text:p>
      <text:p text:style-name="Standard">3. What other MegaCorp One employees can you identify that are not listed on</text:p>
      <text:p text:style-name="Standard"><text:a xlink:type="simple" xlink:href="http://www.megacorpone.com/" text:style-name="Internet_20_link" text:visited-style-name="Visited_20_Internet_20_Link">www.megacorpone.com</text:a>?</text:p>
      <text:p text:style-name="Standard"/>
      <text:p text:style-name="Standard">6.12.1.1 Exercises</text:p>
      <text:p text:style-name="Standard">1. Use theHarvester to enumerate emails addresses for megacorpone.com.</text:p>
      <text:p text:style-name="Standard">2. Experiment with different data sources (-b). Which ones work best for you?</text:p>
      <text:p text:style-name="Standard"/>
      <text:p text:style-name="Standard">7.1.6.3 Exercises</text:p>
      <text:p text:style-name="Standard">1. Find the DNS servers for the megacorpone.com domain.</text:p>
      <text:p text:style-name="Standard">2. Write a small script to attempt a zone transfer from megacorpone.com using a higher-level</text:p>
      <text:p text:style-name="Standard">scripting language such as Python, Perl, or Ruby.</text:p>
      <text:p text:style-name="Standard">3. Recreate the example above and use dnsrecon to attempt a zone transfer from</text:p>
      <text:p text:style-name="Standard">megacorpone.com.</text:p>
      <text:p text:style-name="Standard"/>
      <text:p text:style-name="Standard">7.2.2.9 Exercises</text:p>
      <text:p text:style-name="Standard">Use Nmap to conduct a ping sweep of your target IP range and save the output to a file. Use</text:p>
      <text:p text:style-name="Standard">grep to show machines that are online.</text:p>
      <text:p text:style-name="Standard">2. Scan the IP addresses you found in exercise 1 for open webserver ports. Use Nmap to find</text:p>
      <text:p text:style-name="Standard">the webserver and operating system versions.</text:p>
      <text:p text:style-name="Standard">3. Use NSE scripts to scan the machines in the labs that are running the SMB service.</text:p>
      <text:p text:style-name="Standard">4. Use Wireshark to capture a Nmap connect and UDP scan and compare it against the Netcat</text:p>
      <text:p text:style-name="Standard">port scans. Are they the same or different?</text:p>
      <text:p text:style-name="Standard">5. Use Wireshark to capture a Nmap SYN scan and compare it to a connect scan and identify</text:p>
      <text:p text:style-name="Standard">the difference between them.</text:p>
      <text:p text:style-name="Standard"/>
      <text:p text:style-name="Standard">7.3.2.1 Exercises</text:p>
      <text:p text:style-name="Standard">1. Use Nmap to make a list of the SMB servers in the lab that are running Windows.</text:p>
      <text:p text:style-name="Standard">2. Use NSE scripts to scan these systems for SMB vulnerabilities.</text:p>
      <text:p text:style-name="Standard">3. Use nbtscan and enum4linux against these systems to identify the types of data you can</text:p>
      <text:p text:style-name="Standard">obtain from different versions of Windows.</text:p>
      <text:p text:style-name="Standard"><text:soft-page-break/>7.4.2.1 Exercises</text:p>
      <text:p text:style-name="Standard">Use Nmap to make a list of machines running NFS in the labs.</text:p>
      <text:p text:style-name="Standard">2. Use NSE scripts to scan these systems and collect additional information about accessible</text:p>
      <text:p text:style-name="Standard">shares.</text:p>
      <text:p text:style-name="Standard"/>
      <text:p text:style-name="Standard">7.5.1.1 Exercises</text:p>
      <text:p text:style-name="Standard">1. Search your target network range to see if you can identify any systems that respond to the</text:p>
      <text:p text:style-name="Standard">SMTP VRFY command.</text:p>
      <text:p text:style-name="Standard">2. Try using this Python code to automate the process of username discovery using a text file</text:p>
      <text:p text:style-name="Standard">with usernames as input.</text:p>
      <text:p text:style-name="Standard"/>
      <text:p text:style-name="Standard">7.6.3.6 Exercises</text:p>
      <text:p text:style-name="Standard">Scan your target network with onesixtyone to identify any SNMP servers.</text:p>
      <text:p text:style-name="Standard">2. Use snmpwalk and snmp-check to gather information about the discovered targets.</text:p>
      <text:p text:style-name="Standard"/>
      <text:p text:style-name="Standard">8.2.4.2 Exercises</text:p>
      <text:p text:style-name="Standard">Follow the steps above to create your own unauthenticated scan of Gamma.</text:p>
      <text:p text:style-name="Standard">2. Run the scan with Wireshark open and identify the steps the scanner performed to</text:p>
      <text:p text:style-name="Standard">completed the scan.</text:p>
      <text:p text:style-name="Standard">3. Review the results of the scan.</text:p>
      <text:p text:style-name="Standard"/>
      <text:p text:style-name="Standard">8.2.5.2 Exercises</text:p>
      <text:p text:style-name="Standard">1. Follow the steps above to create your own authenticated scan of your Debian client.</text:p>
      <text:p text:style-name="Standard">2. Review the results of the scan.</text:p>
      <text:p text:style-name="Standard"/>
      <text:p text:style-name="Standard">8.2.6.1 Exercises</text:p>
      <text:p text:style-name="Standard">Follow the steps above to create your own individual scan of Beta.</text:p>
      <text:p text:style-name="Standard">2. Run Wireshark or tcpdump during the individual scan. What other ports does Nessus scan?</text:p>
      <text:p text:style-name="Standard">Why do you think Nessus scans other ports?</text:p>
      <text:p text:style-name="Standard">3. Review the results of the scan.</text:p>
      <text:p text:style-name="Standard"/>
      <text:p text:style-name="Standard">9.4.1.3 Exercises</text:p>
      <text:p text:style-name="Standard">Use Burp Intruder to gain access to the phpMyAdmin site running on your Windows 10 lab</text:p>
      <text:p text:style-name="Standard">machine.</text:p>
      <text:p text:style-name="Standard">2. Insert a new user into the “users” table.</text:p>
      <text:p text:style-name="Standard"/>
      <text:p text:style-name="Standard">9.4.2.5 Exercises</text:p>
      <text:p text:style-name="Standard">1. Exploit the XSS vulnerability in the sample application to get the admin cookie and hijack the</text:p>
      <text:p text:style-name="Standard">session. Remember to use the PowerShell script on your Windows 10 lab machine to</text:p>
      <text:p text:style-name="Standard">simulate the admin login.</text:p>
      <text:p text:style-name="Standard">2. Consider what other ways an XSS vulnerability in this application might be used for attacks.</text:p>
      <text:p text:style-name="Standard">3. Does this exploit attack the server or clients of the site?Does this exploit attack the server or clients of the site ?</text:p>
      <text:p text:style-name="Standard"/>
      <text:p text:style-name="Standard">9.4.4.5 Exercises</text:p>
      <text:p text:style-name="Standard">1. Obtain code execution through the use of the LFI attack.</text:p>
      <text:p text:style-name="Standard">2. Use the code execution to obtain a full shell.</text:p>
      <text:p text:style-name="Standard"/>
      <text:p text:style-name="Standard">9.4.4.7 Exercises</text:p>
      <text:p text:style-name="Standard"><text:soft-page-break/>1. Exploit the RFI vulnerability in the web application and get a shell.</text:p>
      <text:p text:style-name="Standard">2. Using /menu2.php?file=current_menu as a starting point, use RFI to get a shell.</text:p>
      <text:p text:style-name="Standard">3. Use one of the webshells included with Kali to get a shell on the Windows 10 target.</text:p>
      <text:p text:style-name="Standard"/>
      <text:p text:style-name="Standard">9.4.4.10 Exercises</text:p>
      <text:p text:style-name="Standard">Exploit the LFI vulnerability using a PHP wrapper.</text:p>
      <text:p text:style-name="Standard">2. Use a PHP wrapper to get a shell on your Windows 10 lab machine.</text:p>
      <text:p text:style-name="Standard"/>
      <text:p text:style-name="Standard">9.4.5.4 Exercises</text:p>
      <text:p text:style-name="Standard">Interact with the MariaDB database and manually execute the commands required to</text:p>
      <text:p text:style-name="Standard">authenticate to the application. Understand the vulnerability.</text:p>
      <text:p text:style-name="Standard">2. SQL inject the username field to bypass the login process.</text:p>
      <text:p text:style-name="Standard">3. Why is the username displayed like it is in the web application once the authentication</text:p>
      <text:p text:style-name="Standard">process is bypassed?</text:p>
      <text:p text:style-name="Standard">4. Execute the SQL injection in the password field. Is the “LIMIT 1” necessary in the payload?</text:p>
      <text:p text:style-name="Standard">Why or why not?</text:p>
      <text:p text:style-name="Standard"/>
      <text:p text:style-name="Standard">9.4.5.9 Exercises</text:p>
      <text:p text:style-name="Standard">Enumerate the structure of the database using SQL injection.</text:p>
      <text:p text:style-name="Standard">2. Understand how and why you can pull data from your injected commands and have it</text:p>
      <text:p text:style-name="Standard">displayed on the screen.</text:p>
      <text:p text:style-name="Standard">3. Extract all users and associated passwords from the database.</text:p>
      <text:p text:style-name="Standard"/>
      <text:p text:style-name="Standard">9.4.5.11 Exercises</text:p>
      <text:p text:style-name="Standard">1. Exploit the SQL injection along with the MariaDB INTO OUTFILE function to obtain code</text:p>
      <text:p text:style-name="Standard">execution.</text:p>
      <text:p text:style-name="Standard">2. Turn the simple code execution into a full shell.</text:p>
      <text:p text:style-name="Standard"/>
      <text:p text:style-name="Standard">9.4.5.13 Exercises</text:p>
      <text:p text:style-name="Standard">1. Use sqlmap to obtain a full dump of the database.</text:p>
      <text:p text:style-name="Standard">2. Use sqlmap to obtain an interactive shell.</text:p>
      <text:p text:style-name="Standard"/>
      <text:p text:style-name="Standard">9.5.1 Exercises <text:span text:style-name="T3">(EXTRA MILE)</text:span></text:p>
      <text:p text:style-name="Standard">(Reporting is not required for these exercises)</text:p>
      <text:p text:style-name="Standard">Identify and exploit the XSS vulnerability in the web application.</text:p>
      <text:p text:style-name="Standard">2. Identify and exploit the SQL injection vulnerability in the web application.</text:p>
      <text:p text:style-name="Standard">3. Is it possible to gain a shell through the SQL injection vulnerability? Why or why not?</text:p>
      <text:p text:style-name="Standard"/>
      <text:p text:style-name="Standard">10.2.5</text:p>
      <text:p text:style-name="Standard">Exercises</text:p>
      <text:p text:style-name="Standard">1. Repeat the steps shown in this section to see the 12 A’s copied onto the stack.</text:p>
      <text:p text:style-name="Standard">2. Supply at least 80 A’s and verify that EIP after the strcpy will contain the value 41414141.</text:p>
      <text:p text:style-name="Standard"/>
      <text:p text:style-name="Standard">11.1.1.2 Exercises</text:p>
      <text:p text:style-name="Standard">Build the fuzzer and replicate the SyncBreeze crash.</text:p>
      <text:p text:style-name="Standard">2. Inspect the content of other registers and stack memory. Does anything seem to be directly</text:p>
      <text:p text:style-name="Standard">influenced by the fuzzing input?</text:p>
      <text:p text:style-name="Standard"/>
      <text:p text:style-name="Standard">11.2.3.1 Exercises</text:p>
      <text:p text:style-name="Standard"><text:soft-page-break/>1. Write a standalone script to replicate the crash.</text:p>
      <text:p text:style-name="Standard">2. Determine the offset within the input buffer to successfully control EIP.</text:p>
      <text:p text:style-name="Standard">3. Update your standalone script to place a unique value into EIP to ensure your offset is</text:p>
      <text:p text:style-name="Standard">correct.</text:p>
      <text:p text:style-name="Standard"/>
      <text:p text:style-name="Standard">11.2.5.1 Exercises</text:p>
      <text:p text:style-name="Standard">1. Repeat the required steps in order to identify the bad characters that cannot be included in</text:p>
      <text:p text:style-name="Standard">the payload.</text:p>
      <text:p text:style-name="Standard">2. Why are these characters not allowed? How do these bad hex characters translate to ASCII?</text:p>
      <text:p text:style-name="Standard"/>
      <text:p text:style-name="Standard">11.2.7.1 Exercises</text:p>
      <text:p text:style-name="Standard">1. Locate the JMP ESP that is usable in the exploit.</text:p>
      <text:p text:style-name="Standard">2. Update your PoC to include the discovered JMP ESP, set a breakpoint on it, and follow the</text:p>
      <text:p text:style-name="Standard">execution to the placeholder shellcode.</text:p>
      <text:p text:style-name="Standard"/>
      <text:p text:style-name="Standard">11.2.9.1 Exercises</text:p>
      <text:p text:style-name="Standard">1. Update your PoC to include a working payload.</text:p>
      <text:p text:style-name="Standard">2. Attempt to execute your exploit without using a NOP sled and observe the decoder</text:p>
      <text:p text:style-name="Standard">corrupting the stack.</text:p>
      <text:p text:style-name="Standard">3. Add a NOP sled to your PoC and obtain a shell from SyncBreeze.</text:p>
      <text:p text:style-name="Standard"/>
      <text:p text:style-name="Standard">11.2.10.1</text:p>
      <text:p text:style-name="Standard">1. Exercise</text:p>
      <text:p text:style-name="Standard">Update the exploit so that SyncBreeze still runs after exploitation.</text:p>
      <text:p text:style-name="Standard"/>
      <text:p text:style-name="Standard">11.2.10.2</text:p>
      <text:p text:style-name="P1">Extra Mile Exercises</text:p>
      <text:p text:style-name="Standard">In the Tools folder of your Windows VM, there are three applications called VulnApp1.exe,</text:p>
      <text:p text:style-name="Standard">VulnApp2.exe, and VulnApp3.exe, each containing a vulnerability. Associated Python proof of</text:p>
      <text:p text:style-name="Standard">concept scripts are also</text:p>
      <text:p text:style-name="Standard"/>
      <text:p text:style-name="Standard">12.2.1.2 Exercises</text:p>
      <text:p text:style-name="Standard">1. Log in to your dedicated Linux client using the credentials you received.</text:p>
      <text:p text:style-name="Standard">2. On your Kali machine, recreate the proof-of-concept code that crashes the Crossfire server.</text:p>
      <text:p text:style-name="Standard">3. Attach the debugger to the Crossfire server, run the exploit against your Linux client, and</text:p>
      <text:p text:style-name="Standard">confirm that the EIP register is overwritten by the malicious buffer.</text:p>
      <text:p text:style-name="Standard"/>
      <text:p text:style-name="Standard">12.3.1.1 Exercises</text:p>
      <text:p text:style-name="Standard">1. Determine the correct buffer offset required to overwrite the return address on the stack.</text:p>
      <text:p text:style-name="Standard">2. Update your stand-alone script to ensure your offset is correct.</text:p>
      <text:p text:style-name="Standard"/>
      <text:p text:style-name="Standard">12.5.1.1 Exercises</text:p>
      <text:p text:style-name="Standard">1. Determine the opcodes required to generate a first stage shellcode using msf-nasm_shell.</text:p>
      <text:p text:style-name="Standard">2. Identify the bad characters that cannot be included in the payload and return address.</text:p>
      <text:p text:style-name="Standard"/>
      <text:p text:style-name="Standard">12.6.1.1 Exercises</text:p>
      <text:p text:style-name="Standard">1. Find a suitable assembly instruction address for the exploit using EDB.</text:p>
      <text:p text:style-name="Standard">2. Include the first stage shellcode and return address instruction in your proof-of-concept and</text:p>
      <text:p text:style-name="Standard">ensure that the first stage shellcode is working as expected by single stepping through it in</text:p>
      <text:p text:style-name="Standard"><text:soft-page-break/>the debugger.</text:p>
      <text:p text:style-name="Standard"/>
      <text:p text:style-name="Standard">12.7.1.1 Exercises</text:p>
      <text:p text:style-name="Standard"><text:span text:style-name="T2">1. </text:span>Update your proof-of-concept to include a working payload.</text:p>
      <text:p text:style-name="Standard">2. Obtain a shell from the Crossfire application with and without a debugger.</text:p>
      <text:p text:style-name="Standard"/>
      <text:p text:style-name="Standard">13.2.2.1 Exercises</text:p>
      <text:p text:style-name="Standard">1. Use msfvenom to generate a HTML Application and use it to compromise your Windows</text:p>
      <text:p text:style-name="Standard">client.</text:p>
      <text:p text:style-name="Standard">2. Is it possible to use the HTML Application attack against Microsoft Edge users, and if so,</text:p>
      <text:p text:style-name="Standard">how? <text:span text:style-name="T4">Yes. The Windows Defender – Thread and Virus Protection Settings must have the ‘Real-Time Protection’ turned off.</text:span></text:p>
      <text:p text:style-name="Standard"/>
      <text:p text:style-name="Standard">13.3.4.1 Exercises</text:p>
      <text:p text:style-name="Standard">Trigger the protection by Protected View by simulating a download of the Microsoft Word</text:p>
      <text:p text:style-name="Standard">document from the Internet.</text:p>
      <text:p text:style-name="Standard">2. Reuse the batch file and embed it in a Microsoft Publisher document to receive a reverse</text:p>
      <text:p text:style-name="Standard">shell to your Kali system.</text:p>
      <text:p text:style-name="Standard">3. Move the file to the Apache web server to simulate the download of the Publisher document</text:p>
      <text:p text:style-name="Standard">from the Internet and confirm the missing Protected View.</text:p>
      <text:p text:style-name="Standard"/>
      <text:p text:style-name="Standard">14.3.1.1 Exercises</text:p>
      <text:p text:style-name="Standard">1. Connect to your dedicated Linux client and start the vulnerable Apache James service using</text:p>
      <text:p text:style-name="Standard">the /usr/local/james/bin/run.sh script.</text:p>
      <text:p text:style-name="Standard">2. Enumerate the target using port scanning utilities and use information from the banners and</text:p>
      <text:p text:style-name="Standard">Internet searches to determine the software running on the machine.</text:p>
      <text:p text:style-name="Standard">3. Use the searchsploit tool to find exploits for this version on the online resources mentioned</text:p>
      <text:p text:style-name="Standard">in this module.</text:p>
      <text:p text:style-name="Standard">4. Launch the exploit and verify that the payload is executed upon logging in to the machine.</text:p>
      <text:p text:style-name="Standard">5. Attempt to modify the payload variable in order to get a reverse shell on the target machine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6T16:08:46.308141207</meta:creation-date>
    <dc:date>2020-07-16T17:18:20.419104753</dc:date>
    <meta:editing-duration>PT29M23S</meta:editing-duration>
    <meta:editing-cycles>46</meta:editing-cycles>
    <meta:generator>LibreOffice/6.4.4.2$Linux_X86_64 LibreOffice_project/40$Build-2</meta:generator>
    <meta:document-statistic meta:table-count="0" meta:image-count="0" meta:object-count="0" meta:page-count="7" meta:paragraph-count="271" meta:word-count="2565" meta:character-count="15171" meta:non-whitespace-character-count="12876"/>
  </office:meta>
</office:document-meta>
</file>